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3c9" officeooo:paragraph-rsid="000763c9"/>
    </style:style>
    <style:style style:name="P2" style:family="paragraph" style:parent-style-name="Standard">
      <style:text-properties officeooo:rsid="0007ab6d" officeooo:paragraph-rsid="0007ab6d"/>
    </style:style>
    <style:style style:name="P3" style:family="paragraph" style:parent-style-name="Standard">
      <style:text-properties officeooo:rsid="000950f8" officeooo:paragraph-rsid="000950f8"/>
    </style:style>
    <style:style style:name="P4" style:family="paragraph" style:parent-style-name="Standard">
      <style:text-properties officeooo:rsid="000ba5b4" officeooo:paragraph-rsid="000ba5b4"/>
    </style:style>
    <style:style style:name="P5" style:family="paragraph" style:parent-style-name="Standard">
      <style:text-properties officeooo:rsid="000e5b61" officeooo:paragraph-rsid="000e5b61"/>
    </style:style>
    <style:style style:name="T1" style:family="text">
      <style:text-properties officeooo:rsid="000950f8"/>
    </style:style>
    <style:style style:name="T2" style:family="text">
      <style:text-properties officeooo:rsid="000b0f3c"/>
    </style:style>
    <style:style style:name="T3" style:family="text">
      <style:text-properties officeooo:rsid="000ded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a clase tiene</text:p>
      <text:p text:style-name="P1">-atributos </text:p>
      <text:p text:style-name="P1">-constructores</text:p>
      <text:p text:style-name="P1">-métodos</text:p>
      <text:p text:style-name="P1"/>
      <text:p text:style-name="P1"/>
      <text:p text:style-name="P2">ejercicio:</text:p>
      <text:p text:style-name="P2"/>
      <text:p text:style-name="P2">Clases:</text:p>
      <text:p text:style-name="P2"><text:span text:style-name="T1">1. </text:span>product:</text:p>
      <text:p text:style-name="P2">. propiedades (privadas):</text:p>
      <text:p text:style-name="P2"><text:tab/><text:tab/>string code;</text:p>
      <text:p text:style-name="P2"><text:tab/><text:tab/>string name</text:p>
      <text:p text:style-name="P2"><text:tab/><text:tab/>double price</text:p>
      <text:p text:style-name="P2"/>
      <text:p text:style-name="P2">. constructores</text:p>
      <text:p text:style-name="P2"><text:tab/><text:tab/>vacio</text:p>
      <text:p text:style-name="P2"><text:tab/><text:tab/>code</text:p>
      <text:p text:style-name="P2"><text:tab/><text:tab/>todo</text:p>
      <text:p text:style-name="P2"><text:tab/><text:tab/>*copy constructor (product)</text:p>
      <text:p text:style-name="P2"/>
      <text:p text:style-name="P3">2. store</text:p>
      <text:p text:style-name="P3">. propiedades:</text:p>
      <text:p text:style-name="P3"><text:tab/><text:tab/>vector de productos (Product[] products);</text:p>
      <text:p text:style-name="P3"><text:tab/><text:tab/>int maxElements;</text:p>
      <text:p text:style-name="P3"><text:tab/><text:tab/>int numElements; (inicialmente estará a cero)</text:p>
      <text:p text:style-name="P3"/>
      <text:p text:style-name="P3">. constructores</text:p>
      <text:p text:style-name="P3"><text:tab/><text:tab/> maxElements;</text:p>
      <text:p text:style-name="P3"/>
      <text:p text:style-name="P3">. metodo</text:p>
      <text:p text:style-name="P3"><text:tab/><text:tab/>addProduc <text:span text:style-name="T2">(booleano, para saber si añade ok o no)</text:span></text:p>
      <text:p text:style-name="P3"/>
      <text:p text:style-name="P4">main:</text:p>
      <text:p text:style-name="P4">. crear una función <text:span text:style-name="T3">void </text:span>loadData() &lt;&lt;&lt; instanciará una store de 10 elementos, <text:span text:style-name="T3">instanciará 3 productos con todos los atributos y los añadirá al store</text:span></text:p>
      <text:p text:style-name="P4"/>
      <text:p text:style-name="P5">nueva clase: tv, hija de producto, con un atributo nuevo: <text:s/>&lt;&lt;&lt; extends</text:p>
      <text:p text:style-name="P5">int inches</text:p>
      <text:p text:style-name="P5">3 constructores:</text:p>
      <text:p text:style-name="P5">1. f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7:18.242307731</meta:creation-date>
    <dc:date>2018-10-03T20:41:40.178948753</dc:date>
    <meta:editing-duration>PT1H16M13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31" meta:word-count="102" meta:character-count="681" meta:non-whitespace-character-count="583"/>
  </office:meta>
</office:document-meta>
</file>